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4" svg:font-family="'Lohit Hindi'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45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line-height="100%" fo:text-align="center" fo:text-indent="0cm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T1" style:family="text">
      <style:text-properties fo:color="#66ff99" fo:font-size="12pt" style:font-size-asian="40pt" style:font-size-complex="40pt"/>
    </style:style>
    <style:style style:name="T2" style:family="text">
      <style:text-properties fo:color="#ffffff" fo:font-size="12pt" fo:language="en" fo:country="AU" style:font-size-asian="12pt" style:language-asian="en" style:country-asian="AU" style:font-size-complex="12pt" style:language-complex="en" style:country-complex="A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user-transformed="true">
          <draw:text-box>
            <text:p>Like a candle<text:line-break/><text:span text:style-name="T1">(Monica O'Brien)</text:span></text:p>
          </draw:text-box>
        </draw:frame>
        <draw:frame presentation:style-name="pr2" draw:layer="layout" svg:width="28cm" svg:height="11.7cm" svg:x="0cm" svg:y="3.9cm" presentation:class="outline">
          <draw:text-box>
            <text:p>Hope is like a candle</text:p>
            <text:p>Shining like a light</text:p>
            <text:p>In a dark plac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4" draw:layer="layout" svg:width="28cm" svg:height="11.7cm" svg:x="0cm" svg:y="3.9cm" presentation:class="outline">
          <draw:text-box>
            <text:list text:style-name="L2">
              <text:list-item>
                <text:p>Jesus you are</text:p>
              </text:list-item>
              <text:list-item>
                <text:p>Light in the world</text:p>
              </text:list-item>
              <text:list-item>
                <text:p>Jesus you light the w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 presentation:user-transformed="true">
          <draw:text-box/>
        </draw:frame>
        <draw:frame presentation:style-name="pr2" draw:layer="layout" svg:width="28cm" svg:height="11.7cm" svg:x="0cm" svg:y="3.9cm" presentation:class="outline">
          <draw:text-box>
            <text:p>Peace is like a candle</text:p>
            <text:p>Shining like a light</text:p>
            <text:p>In a dark place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4" draw:layer="layout" svg:width="28cm" svg:height="11.7cm" svg:x="0cm" svg:y="3.9cm" presentation:class="outline">
          <draw:text-box>
            <text:list text:style-name="L2">
              <text:list-item>
                <text:p>Jesus you are</text:p>
              </text:list-item>
              <text:list-item>
                <text:p>Light in the world</text:p>
              </text:list-item>
              <text:list-item>
                <text:p>Jesus you light the w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 presentation:user-transformed="true">
          <draw:text-box/>
        </draw:frame>
        <draw:frame presentation:style-name="pr2" draw:layer="layout" svg:width="28cm" svg:height="11.7cm" svg:x="0cm" svg:y="3.9cm" presentation:class="outline">
          <draw:text-box>
            <text:p>Joy is like a candle</text:p>
            <text:p>Shining like a light</text:p>
            <text:p>In a dark place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4" draw:layer="layout" svg:width="28cm" svg:height="11.7cm" svg:x="0cm" svg:y="3.9cm" presentation:class="outline">
          <draw:text-box>
            <text:list text:style-name="L2">
              <text:list-item>
                <text:p>Jesus you are</text:p>
              </text:list-item>
              <text:list-item>
                <text:p>Light in the world</text:p>
              </text:list-item>
              <text:list-item>
                <text:p>Jesus you light the w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 presentation:user-transformed="true">
          <draw:text-box/>
        </draw:frame>
        <draw:frame presentation:style-name="pr2" draw:layer="layout" svg:width="28cm" svg:height="11.7cm" svg:x="0cm" svg:y="3.9cm" presentation:class="outline">
          <draw:text-box>
            <text:p>Love is like a candle</text:p>
            <text:p>Shining like a light</text:p>
            <text:p>In a dark place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4" draw:layer="layout" svg:width="28cm" svg:height="11.7cm" svg:x="0cm" svg:y="3.9cm" presentation:class="outline">
          <draw:text-box>
            <text:list text:style-name="L2">
              <text:list-item>
                <text:p>Jesus you are</text:p>
              </text:list-item>
              <text:list-item>
                <text:p>Light in the world</text:p>
              </text:list-item>
              <text:list-item>
                <text:p>Jesus you light the way</text:p>
              </text:list-item>
            </text:list>
          </draw:text-box>
        </draw:frame>
        <draw:custom-shape draw:style-name="gr2" draw:text-style-name="P4" draw:layer="layout" svg:width="12.55cm" svg:height="1.782cm" svg:x="7.65cm" svg:y="12.8cm">
          <text:list text:style-name="L3">
            <text:list-header>
              <text:p text:style-name="P3"><text:span text:style-name="T2">“</text:span><text:span text:style-name="T2">Like a candle” Words &amp; music by Monica O'Brien</text:span></text:p>
              <text:p text:style-name="P3"><text:span text:style-name="T2">© 2009 Willow Publishing Pty Ltd</text:span></text:p>
              <text:p text:style-name="P3"><text:span text:style-name="T2">Used by Permission. CCLI License #89350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4" svg:font-family="'Lohit Hindi'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AU" style:font-name-asian="Lohit Hindi1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Lohit Hindi3" style:font-family-asian="'Lohit Hindi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Hindi4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4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4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3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cm" svg:height="2.63cm" svg:x="0cm" svg:y="0.627cm" presentation:class="title" presentation:placeholder="true">
        <draw:text-box/>
      </draw:frame>
      <draw:frame presentation:style-name="Mpr1" draw:layer="backgroundobjects" svg:width="28cm" svg:height="11.7cm" svg:x="0cm" svg:y="3.9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2.63cm" svg:x="0cm" svg:y="0.627cm" presentation:class="title" presentation:placeholder="true">
        <draw:text-box/>
      </draw:frame>
      <draw:frame presentation:style-name="Mpr4" draw:layer="backgroundobjects" svg:width="28cm" svg:height="11.85cm" svg:x="0cm" svg:y="3.9cm" presentation:class="outline">
        <draw:text-box>
          <text:list text:style-name="ML4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5-11-29T07:57:44.037863597</dc:date>
    <meta:editing-duration>PT2H33M15S</meta:editing-duration>
    <meta:editing-cycles>32</meta:editing-cycles>
    <meta:generator>LibreOffice/5.0.3.2$Linux_X86_64 LibreOffice_project/00m0$Build-2</meta:generator>
    <meta:document-statistic meta:object-count="59"/>
  </office:meta>
</office:document-meta>
</file>